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1e1" officeooo:paragraph-rsid="000d41e1"/>
    </style:style>
    <style:style style:name="P2" style:family="paragraph" style:parent-style-name="Standard">
      <style:text-properties officeooo:rsid="000ed4dd" officeooo:paragraph-rsid="000ed4dd"/>
    </style:style>
    <style:style style:name="T1" style:family="text">
      <style:text-properties officeooo:rsid="000ed4dd"/>
    </style:style>
    <style:style style:name="T2" style:family="text">
      <style:text-properties officeooo:rsid="00106873"/>
    </style:style>
    <style:style style:name="T3" style:family="text">
      <style:text-properties officeooo:rsid="00106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age d’accuillir</text:p>
      <text:p text:style-name="P1"><text:tab/>-Le titre</text:p>
      <text:p text:style-name="P1"><text:tab/>-Logo</text:p>
      <text:p text:style-name="P1"><text:tab/>-Navigation</text:p>
      <text:p text:style-name="P1"><text:tab/><text:tab/>-<text:span text:style-name="T3">enonces</text:span></text:p>
      <text:p text:style-name="P1"><text:tab/><text:tab/>-<text:span text:style-name="T3">Ernest</text:span></text:p>
      <text:p text:style-name="P1"><text:tab/><text:tab/>-<text:span text:style-name="T1">About us</text:span></text:p>
      <text:p text:style-name="P1"><text:tab/>-La sélection de la langue</text:p>
      <text:p text:style-name="P1"><text:tab/>-<text:span text:style-name="T3">Schedule</text:span></text:p>
      <text:p text:style-name="P1">2. <text:span text:style-name="T1">Page d’enonce</text:span></text:p>
      <text:p text:style-name="P2"/>
      <text:p text:style-name="P2"><text:span text:style-name="T3">3</text:span>. <text:span text:style-name="T3">Page de créer enon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8:00:35.906821193</meta:creation-date>
    <dc:date>2020-02-23T23:50:56.793397561</dc:date>
    <meta:editing-duration>PT11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5" meta:character-count="154" meta:non-whitespace-character-count="129"/>
  </office:meta>
</office:document-meta>
</file>